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08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cm" svg:x="5.5cm" svg:y="6.9cm">
          <text:p text:style-name="P1"><text:span text:style-name="T1">Original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1" draw:id="id1" draw:layer="layout" svg:width="2cm" svg:height="1.5cm" svg:x="13cm" svg:y="6.6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2" draw:id="id2" draw:layer="layout" svg:width="4cm" svg:height="1cm" svg:x="5.5cm" svg:y="9.4cm">
          <text:p text:style-name="P1"><text:span text:style-name="T1">Revers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3" draw:layer="layout" svg:x1="14cm" svg:y1="8.1cm" svg:x2="9.5cm" svg:y2="9.9cm" draw:start-shape="id1" draw:start-glue-point="7" draw:end-shape="id2" draw:end-glue-point="7" svg:d="M14000 8100v1800h-4500">
          <text:p/>
        </draw:connector>
        <draw:frame draw:style-name="gr4" draw:text-style-name="P4" draw:layer="layout" svg:width="2.894cm" svg:height="0.806cm" svg:x="10.949cm" svg:y="9.2cm">
          <draw:text-box>
            <text:p><text:span text:style-name="T1">(2) reverse</text:span></text:p>
          </draw:text-box>
        </draw:frame>
        <draw:line draw:style-name="gr3" draw:text-style-name="P3" draw:layer="layout" svg:x1="9.5cm" svg:y1="7.3cm" svg:x2="12.9cm" svg:y2="7.3cm">
          <text:p/>
        </draw:line>
        <draw:frame draw:style-name="gr5" draw:text-style-name="P4" draw:layer="layout" svg:width="3.313cm" svg:height="0.806cm" svg:x="9.8cm" svg:y="6.5cm">
          <draw:text-box>
            <text:p><text:span text:style-name="T1">(1) genration</text:span></text:p>
          </draw:text-box>
        </draw:frame>
        <draw:custom-shape draw:style-name="gr6" draw:text-style-name="P3" draw:layer="layout" svg:width="0.5cm" svg:height="1.4cm" svg:x="7.3cm" svg:y="7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3.808cm" svg:height="0.806cm" svg:x="7.9cm" svg:y="8.437cm">
          <draw:text-box>
            <text:p><text:span text:style-name="T1">(3) compari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M16S</meta:editing-duration>
    <meta:editing-cycles>6</meta:editing-cycles>
    <meta:generator>OpenOffice/4.1.1$Win32 OpenOffice.org_project/411m6$Build-9775</meta:generator>
    <dc:date>2016-04-14T16:59:50.90</dc:date>
    <meta:document-statistic meta:object-count="9"/>
  </office:meta>
</office:document-meta>
</file>